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2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0cm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b 58%" fo:font-size="20pt" style:font-size-asian="20pt" style:font-size-complex="20pt"/>
    </style:style>
    <style:style style:name="T3" style:family="text">
      <style:text-properties style:text-position="sub 58%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4cm" svg:x="7.345cm" svg:y="6.744cm">
          <text:p text:style-name="P1"><text:span text:style-name="T1">K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2.4cm" svg:x="20.131cm" svg:y="6.755cm">
          <text:p text:style-name="P2">Observer</text:p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cm" svg:height="2.4cm" svg:x="12.231cm" svg:y="11.455cm">
          <text:p text:style-name="P2">Noise corrupted </text:p>
          <text:p text:style-name="P2">channe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5cm" svg:height="2.4cm" svg:x="12.331cm" svg:y="6.755cm">
          <text:p text:style-name="P2">Plant</text:p>
          <text:p text:style-name="P2">x<text:span text:style-name="T3">t+1</text:span><text:span text:style-name="T4">=Ax</text:span><text:span text:style-name="T3">t</text:span><text:span text:style-name="T4">+Bu</text:span><text:span text:style-name="T3">t</text:span><text:span text:style-name="T4">+</text:span><text:span text:style-name="T5">Г</text:span><text:span text:style-name="T4">w</text:span><text:span text:style-name="T3">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131cm" svg:y1="7.955cm" svg:x2="12.531cm" svg:y2="7.955cm">
          <text:p/>
        </draw:line>
        <draw:line draw:style-name="gr2" draw:text-style-name="P2" draw:layer="layout" svg:x1="17.831cm" svg:y1="7.955cm" svg:x2="20.231cm" svg:y2="7.955cm">
          <text:p/>
        </draw:line>
        <draw:line draw:style-name="gr3" draw:text-style-name="P2" draw:layer="layout" svg:x1="12.2cm" svg:y1="12.6cm" svg:x2="5.4cm" svg:y2="12.6cm">
          <text:p/>
        </draw:line>
        <draw:line draw:style-name="gr3" draw:text-style-name="P2" draw:layer="layout" svg:x1="5.4cm" svg:y1="12.6cm" svg:x2="5.4cm" svg:y2="7.9cm">
          <text:p/>
        </draw:line>
        <draw:line draw:style-name="gr2" draw:text-style-name="P2" draw:layer="layout" svg:x1="5.4cm" svg:y1="7.9cm" svg:x2="7.4cm" svg:y2="7.9cm">
          <text:p/>
        </draw:line>
        <draw:line draw:style-name="gr3" draw:text-style-name="P2" draw:layer="layout" svg:x1="21.531cm" svg:y1="9.255cm" svg:x2="21.531cm" svg:y2="12.855cm">
          <text:p/>
        </draw:line>
        <draw:line draw:style-name="gr2" draw:text-style-name="P2" draw:layer="layout" svg:x1="21.531cm" svg:y1="12.855cm" svg:x2="17.931cm" svg:y2="12.855cm">
          <text:p/>
        </draw:line>
        <draw:frame draw:style-name="gr4" draw:layer="layout" svg:width="0.922cm" svg:height="1.171cm" svg:x="18.631cm" svg:y="6.655cm">
          <draw:text-box>
            <text:p>x<text:span text:style-name="T3">t</text:span></text:p>
          </draw:text-box>
        </draw:frame>
        <draw:line draw:style-name="gr2" draw:text-style-name="P2" draw:layer="layout" svg:x1="15.4cm" svg:y1="4.5cm" svg:x2="15.4cm" svg:y2="6.8cm">
          <text:p/>
        </draw:line>
        <draw:frame draw:style-name="gr5" draw:layer="layout" svg:width="1.061cm" svg:height="1.171cm" svg:x="14.3cm" svg:y="4.4cm">
          <draw:text-box>
            <text:p>w<text:span text:style-name="T3">t</text:span></text:p>
          </draw:text-box>
        </draw:frame>
        <draw:line draw:style-name="gr2" draw:text-style-name="P2" draw:layer="layout" svg:x1="15cm" svg:y1="16cm" svg:x2="15cm" svg:y2="13.9cm">
          <text:p/>
        </draw:line>
        <draw:frame draw:style-name="gr6" draw:layer="layout" svg:width="0.922cm" svg:height="1.189cm" svg:x="13.878cm" svg:y="15.011cm">
          <draw:text-box>
            <text:p>v<text:span text:style-name="T3">t</text:span></text:p>
          </draw:text-box>
        </draw:frame>
        <draw:line draw:style-name="gr3" draw:text-style-name="P2" draw:layer="layout" svg:x1="10.731cm" svg:y1="12.555cm" svg:x2="10.731cm" svg:y2="10.555cm">
          <text:p/>
        </draw:line>
        <draw:line draw:style-name="gr3" draw:text-style-name="P2" draw:layer="layout" svg:x1="10.731cm" svg:y1="10.555cm" svg:x2="19.3cm" svg:y2="10.5cm">
          <text:p/>
        </draw:line>
        <draw:line draw:style-name="gr3" draw:text-style-name="P2" draw:layer="layout" svg:x1="19.331cm" svg:y1="10.555cm" svg:x2="19.331cm" svg:y2="8.555cm">
          <text:p/>
        </draw:line>
        <draw:frame draw:style-name="gr5" draw:layer="layout" svg:width="0.955cm" svg:height="1.171cm" svg:x="10.731cm" svg:y="6.955cm">
          <draw:text-box>
            <text:p>u<text:span text:style-name="T3">t</text:span></text:p>
          </draw:text-box>
        </draw:frame>
        <draw:frame draw:style-name="gr5" draw:layer="layout" svg:width="0.922cm" svg:height="1.171cm" svg:x="18.231cm" svg:y="9.455cm">
          <draw:text-box>
            <text:p>y<text:span text:style-name="T3">t</text:span></text:p>
          </draw:text-box>
        </draw:frame>
        <draw:frame draw:style-name="gr7" draw:text-style-name="P2" draw:layer="layout" svg:width="3.321cm" svg:height="1.7cm" svg:x="5.479cm" svg:y="9.5cm">
          <draw:text-box>
            <text:p text:style-name="P2">Estimated</text:p>
            <text:p text:style-name="P2">State</text:p>
          </draw:text-box>
        </draw:frame>
        <draw:line draw:style-name="gr2" draw:text-style-name="P2" draw:layer="layout" svg:x1="19.3cm" svg:y1="8.6cm" svg:x2="20.2cm" svg:y2="8.6cm">
          <text:p/>
        </draw:line>
        <draw:frame draw:style-name="gr5" draw:layer="layout" svg:width="3.321cm" svg:height="0.962cm" svg:x="7.179cm" svg:y="5.738cm">
          <draw:text-box>
            <text:p>LQR Gai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3.991cm" fo:margin-bottom="4.087cm" fo:margin-left="3.392cm" fo:margin-right="5.104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09:39:37.080479872</meta:creation-date>
    <dc:date>2016-05-09T10:07:29.503392394</dc:date>
    <meta:editing-duration>PT11M39S</meta:editing-duration>
    <meta:editing-cycles>4</meta:editing-cycles>
    <meta:generator>LibreOffice/4.2.8.2$Linux_X86_64 LibreOffice_project/420m0$Build-2</meta:generator>
    <meta:document-statistic meta:object-count="24"/>
  </office:meta>
</office:document-meta>
</file>